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style:language-asian="es" style:country-asian="ES"/>
    </style:style>
    <style:style style:family="graphic" style:name="a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16.66583in, 2.7757in, 0in)"/>
    </style:style>
  </office:automatic-styles>
  <office:body>
    <office:text text:use-soft-page-breaks="true">
      <text:p text:style-name="P1"><text:span text:style-name="T2"><draw:custom-shape svg:x="1.73875in" svg:y="0.91197in" svg:width="0.79167in" svg:height="2.2875in" draw:z-index="251659264" draw:id="id0" draw:style-name="a0" draw:name="Rectángulo 2" text:anchor-type="paragraph"><svg:title/><svg:desc/><draw:enhanced-geometry draw:type="non-primitive" svg:viewBox="0 0 21600 21600" draw:enhanced-path="M 0 0 L 21600 0 21600 21600 0 21600 Z N"/></draw:custom-shape></text:span><text:span text:style-name="T3"><draw:frame draw:style-name="a1" draw:name="Imagen 1" text:anchor-type="as-char" svg:x="0in" svg:y="0in" svg:width="6.18086in" svg:height="4.17306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cabezado">Caso appexp aplicaciones expuestas, el usuario que esta mostrando es incorrecto debe salir el usuario del asesor o del dispensador de la 11ª.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win Miranda</meta:initial-creator>
    <dc:creator>Edwin Miranda</dc:creator>
    <meta:creation-date>2017-03-08T15:51:00Z</meta:creation-date>
    <dc:date>2017-03-08T15:57:00Z</dc:date>
    <meta:template xlink:href="Normal" xlink:type="simple"/>
    <meta:editing-cycles>1</meta:editing-cycles>
    <meta:editing-duration>PT360S</meta:editing-duration>
    <meta:document-statistic meta:page-count="1" meta:paragraph-count="1" meta:word-count="0" meta:character-count="2" meta:row-count="1" meta:non-whitespace-character-count="2"/>
  </office:meta>
</office:document-meta>
</file>